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paragraph-rsid="00068108" fo:background-color="#1f1f1f"/>
    </style:style>
    <style:style style:name="P3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0068108" officeooo:paragraph-rsid="00068108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bold" officeooo:rsid="000961df" officeooo:paragraph-rsid="000961df" fo:background-color="#1f1f1f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officeooo:paragraph-rsid="00068108" fo:background-color="#1f1f1f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f1f1f"/>
    </style:style>
    <style:style style:name="P8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fo:font-weight="bold" style:font-weight-asian="bold" style:font-weight-complex="bold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d4d4d4" loext:opacity="100%"/>
    </style:style>
    <style:style style:name="T5" style:family="text">
      <style:text-properties fo:color="#d4d4d4" loext:opacity="100%" style:font-name="Consolas" fo:font-size="10.5pt" fo:font-weight="normal"/>
    </style:style>
    <style:style style:name="T6" style:family="text">
      <style:text-properties fo:color="#d4d4d4" loext:opacity="100%" officeooo:rsid="0009f794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569cd6" loext:opacity="100%"/>
    </style:style>
    <style:style style:name="T14" style:family="text">
      <style:text-properties fo:color="#c586c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→</text:span><text:span text:style-name="T1"> </text:span><text:span text:style-name="T2">SHOW ALL THE INFORMATION</text:span></text:p>
      <text:p text:style-name="P1"><text:span text:style-name="T1">$latest_articles</text:span><text:span text:style-name="T4"> = </text:span><text:span text:style-name="T7">DB</text:span><text:span text:style-name="T4">::</text:span><text:span text:style-name="T8">table</text:span><text:span text:style-name="T4">(</text:span><text:span text:style-name="T10">'articles'</text:span><text:span text:style-name="T4">)</text:span></text:p>
      <text:p text:style-name="P5"><text:span text:style-name="T4">            </text:span><text:span text:style-name="T5">-&gt;</text:span><text:span text:style-name="T9">selectRaw</text:span><text:span text:style-name="T5">(</text:span><text:span text:style-name="T11">'articles.*, categories.category, tags.tag'</text:span><text:span text:style-name="T5">)</text:span></text:p>
      <text:p text:style-name="P5"><text:span text:style-name="T4">            </text:span><text:span text:style-name="T5">-&gt;</text:span><text:span text:style-name="T9">join</text:span><text:span text:style-name="T5">(</text:span><text:span text:style-name="T11">'categories'</text:span><text:span text:style-name="T5">, </text:span><text:span text:style-name="T11">'categories.id'</text:span><text:span text:style-name="T5">, </text:span><text:span text:style-name="T11">'='</text:span><text:span text:style-name="T5">, </text:span><text:span text:style-name="T11">'articles.category_id'</text:span><text:span text:style-name="T5">)</text:span></text:p>
      <text:p text:style-name="P5"><text:span text:style-name="T4">            </text:span><text:span text:style-name="T5">-&gt;</text:span><text:span text:style-name="T9">join</text:span><text:span text:style-name="T5">(</text:span><text:span text:style-name="T11">'mappings'</text:span><text:span text:style-name="T5">, </text:span><text:span text:style-name="T11">'mappings.article_id'</text:span><text:span text:style-name="T5">, </text:span><text:span text:style-name="T11">'='</text:span><text:span text:style-name="T5">, </text:span><text:span text:style-name="T11">'articles.id'</text:span><text:span text:style-name="T5">)</text:span></text:p>
      <text:p text:style-name="P5"><text:span text:style-name="T4">            </text:span><text:span text:style-name="T5">-&gt;</text:span><text:span text:style-name="T9">join</text:span><text:span text:style-name="T5">(</text:span><text:span text:style-name="T11">'tags'</text:span><text:span text:style-name="T5">, </text:span><text:span text:style-name="T11">'tags.id'</text:span><text:span text:style-name="T5">, </text:span><text:span text:style-name="T11">'='</text:span><text:span text:style-name="T5">, </text:span><text:span text:style-name="T11">'mappings.tag_id'</text:span><text:span text:style-name="T5">)</text:span></text:p>
      <text:p text:style-name="P6"><text:span text:style-name="T4">            </text:span><text:span text:style-name="T5">→get();</text:span></text:p>
      <text:p text:style-name="P6"><text:span text:style-name="T5"/></text:p>
      <text:p text:style-name="P4"><text:span text:style-name="T4">→ Group the Tags Together </text:span><text:span text:style-name="T6">into an array</text:span><text:span text:style-name="T4">:</text:span></text:p>
      <text:p text:style-name="P2"><text:span text:style-name="T13">function</text:span><text:span text:style-name="T4"> </text:span><text:span text:style-name="T8">getTagNames</text:span><text:span text:style-name="T4">(</text:span><text:span text:style-name="T1">$array</text:span><text:span text:style-name="T4">, </text:span><text:span text:style-name="T1">$identifier</text:span><text:span text:style-name="T4">, </text:span><text:span text:style-name="T1">$identifierValue</text:span><text:span text:style-name="T4">) {</text:span></text:p>
      <text:p text:style-name="P5"><text:span text:style-name="T4">    </text:span><text:span text:style-name="T3">$collect</text:span><text:span text:style-name="T5"> = [];</text:span></text:p>
      <text:p text:style-name="P5"><text:span text:style-name="T4">    </text:span><text:span text:style-name="T14">foreach</text:span><text:span text:style-name="T5"> (</text:span><text:span text:style-name="T3">$array</text:span><text:span text:style-name="T5"> as </text:span><text:span text:style-name="T3">$entity</text:span><text:span text:style-name="T5">) {</text:span></text:p>
      <text:p text:style-name="P5"><text:span text:style-name="T4">        </text:span><text:span text:style-name="T14">if</text:span><text:span text:style-name="T5"> (</text:span><text:span text:style-name="T3">$entity</text:span><text:span text:style-name="T5">-&gt;</text:span><text:span text:style-name="T3">$identifier</text:span><text:span text:style-name="T5"> === </text:span><text:span text:style-name="T3">$identifierValue</text:span><text:span text:style-name="T5">) {</text:span></text:p>
      <text:p text:style-name="P5"><text:span text:style-name="T4">            </text:span><text:span text:style-name="T9">array_push</text:span><text:span text:style-name="T5">(</text:span><text:span text:style-name="T3">$collect</text:span><text:span text:style-name="T5">, </text:span><text:span text:style-name="T3">$entity</text:span><text:span text:style-name="T5">-&gt;</text:span><text:span text:style-name="T3">tag</text:span><text:span text:style-name="T5">);</text:span></text:p>
      <text:p text:style-name="P5"><text:span text:style-name="T4">        </text:span><text:span text:style-name="T5">} </text:span><text:span text:style-name="T14">else</text:span><text:span text:style-name="T5"> {</text:span></text:p>
      <text:p text:style-name="P5"><text:span text:style-name="T4">            </text:span><text:span text:style-name="T14">continue</text:span><text:span text:style-name="T5">;</text:span></text:p>
      <text:p text:style-name="P7">        <text:span text:style-name="T12">}</text:span></text:p>
      <text:p text:style-name="P7">    <text:span text:style-name="T12">}</text:span></text:p>
      <text:p text:style-name="P5"><text:span text:style-name="T4">    </text:span><text:span text:style-name="T14">return</text:span><text:span text:style-name="T5"> </text:span><text:span text:style-name="T3">$collect</text:span><text:span text:style-name="T5">;</text:span></text:p>
      <text:p text:style-name="P8">}</text:p>
      <text:p text:style-name="P6"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3T18:15:00.343000000</meta:creation-date>
    <dc:date>2023-05-14T14:33:42.107000000</dc:date>
    <meta:editing-duration>PT20H18M41S</meta:editing-duration>
    <meta:editing-cycles>4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9" meta:word-count="61" meta:character-count="692" meta:non-whitespace-character-count="526"/>
  </office:meta>
</office:document-meta>
</file>